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A</text:p>
          </table:table-cell>
          <table:table-cell office:value-type="string">
            <text:p>+6V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A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30T16:05:24</dc:date>
    <dc:creator>Gaute Hope</dc:creator>
    <meta:editing-duration>P1DT4H1M6S</meta:editing-duration>
    <meta:editing-cycles>80</meta:editing-cycles>
    <meta:generator>LibreOffice/3.5$Linux_X86_64 LibreOffice_project/350m1$Build-102</meta:generator>
    <meta:document-statistic meta:table-count="3" meta:cell-count="180" meta:object-count="0"/>
  </office:meta>
</office:document-meta>
</file>